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Preface: This document is best read with an intermediate understanding of American Politics, Human Eugenics, Systems Theory, Applied Epistemology, Geo-Anthropology, Environmental Studies, Gender Studies, Logic Theory, and Clinical Psychology. This document consists of a combination of publicly accessible information, some of my personal experiences, some privileged information that I simply assume as a frame of reference to establish precedent, and inferences made by me as a result of all of these. I will not elaborate further.</text:p>
      <text:p text:style-name="P1"/>
      <text:p text:style-name="P1">I am Ryan Alexander DeElena, son of Lisa Maureen Henderson DeElena Weidknecht, and bastard of Charles “Chuck” Anthony DeElena. I was born a white male US Citizen on the date November 14 of the year 1994 Anno Domini. I attended grade school in Austin, Texas under the US public education system. I attempted, but was ultimately unsuccessful at completing, an undergraduate degree.</text:p>
      <text:p text:style-name="P1"/>
      <text:p text:style-name="P1">Lisa was a home daycare provider for over 20 years. She routinely had eight to twelve kids aged 18 months to 5 years old. She operated All Aboard Daycare in Pflugerville, TX. I never, EVER once thought about hurting her daycare children, because I know what it felt like to be hurt.</text:p>
      <text:p text:style-name="P1"/>
      <text:p text:style-name="P1">When I was in grade school, I was frequently abused by both Johnny and Lisa. They would, at least 10 times a year, hit me in the face, strip my pants and underwear down and swat at my bare butt with hands and belts, pin me against the wall, brush my teeth out with soap, or steal money from my bank account. All of this sustained abuse turned me into a monster. I retaliated once by hitting her in the face on both sides, a knuckle sandwich, bruising both of her cheeks. I did this because she was yelling directly in my face, mocking me over how I acted to her. </text:p>
      <text:p text:style-name="P1"/>
      <text:p text:style-name="P1">I decided to hate authority, undermining them actively in every way when they were wrong. I called out a substitute teacher in second (?) grade once because she was telling the class that a rectangular prism has six faces and six corners. I pitched up really loudly, “no, that's wrong. There are six faces and eight corners.” I argued with her for a minute because I knew that I was objectively right in this instance. I said “how are you gonna teach me if you can't get it right?” I was sent to the principal's office and was told that I shouldn't harass teachers like that when they were wrong. I mentioned that I thought that was stupid. You don't think that I have the first amendment right to correct my teacher? What the fuck?</text:p>
      <text:p text:style-name="P1"/>
      <text:p text:style-name="P1">I continued into Pflugerville High School, where I graduated on the Distinguished Achievement Program, placing roughly in the top 36% of my class, but I had numerous run-ins with local police.</text:p>
      <text:p text:style-name="P1"/>
      <text:p text:style-name="P1">I stabbed a classmate with a pencil in kindergarten and threw chairs across the classroom.</text:p>
      <text:p text:style-name="P1">I was homeschooled for first, fourth, half of sixth, and seventh grades.</text:p>
      <text:p text:style-name="P1">I don't recall what I was up to in second or third grades.</text:p>
      <text:p text:style-name="P1">I started dating in fifth grade. </text:p>
      <text:p text:style-name="P1">In sixth through eleventh grades, I focused on my academics, as I began to find that I excelled in finding practical applications of things that I learn, and actively trying to become less of a social pariah as a result of being sedated into zombification.</text:p>
      <text:p text:style-name="P1">In twelfth grade, I punched out a water fountain and flooded the gym over spring break, then worked near 40-hr weeks pushing carts at Walmart in my last three months to be able to personally afford the repair cost of $800, save a criminal charge and formal expulsion.</text:p>
      <text:p text:style-name="P1"/>
      <text:p text:style-name="P1">I became extremely responsible because I knew that the penal system was unforgiving.</text:p>
      <text:p text:style-name="P1"><text:soft-page-break/></text:p>
      <text:p text:style-name="P1">I truly loved learning, but when I was no longer being spoon-fed information, and not stimulating my neural network, I began to decay and follow paths leading to destruction. I blame the US Federal Government for paywalling my desire to continue my education, and until I am no longer in academic debt to the US Federal Government, I hereby refuse to contribute my potential capital to anything that has to do with supporting the United States Federal Government.</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in my second semester, about simple discrete graph mappings and the multiplication of Identity Matrices to indicate Second-Degree Connections. I learned this information from Dr. Daniela Ferrera, who taught me Graph Theory that semester under the Honors College at Texas State University, as well as Discrete Math I. Dr. Daniela Ferrera knows Barack Obama personally. This means that I have a Second-Degree Connection to Barack Obama. I have the utmost respect for Dr. Daniela Ferrera and have only good things to say about her.</text:p>
      <text:p text:style-name="P1"/>
      <text:p text:style-name="P1">I took differential equations and combinatorics in college led with very prolific and personable senior lecturer, Dr. Lucas Rusnak. He taught me so much more than mathematics. He unintentionally influenced me to begin taking drugs in college and to drop out and sabotage my early adult life. I posit that he is a cluster B person, and he endured the system for just long enough to influence my social behaviors. He routinely mentioned drugs and alcohol in class, and as a developing mathematician who aspired to influence a growing populace of future minds, his greatest accomplishment is providing me with the necessary devil to understand the implications and remove myself from this maligned education system.</text:p>
      <text:p text:style-name="P1"/>
      <text:p text:style-name="P1">Thank you, Dr. Lucas Rusnak. I apologize if this destroys your career, but you saved my life. I publicly absolve you of all personal liability, because I now recognize that ultimately, you have provided me with a net positive to my life. I only once doubted your guidance, because you were exceedingly honest.</text:p>
      <text:p text:style-name="P1"/>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in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was going to run for a seat as a Jackson County Legislator in the State of Missouri, but I believe that other people with children and assets deserve to have the fiscal opportunity to make change.</text:p>
      <text:p text:style-name="P1"><text:soft-page-break/></text:p>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at least partly culpable for all the human trafficking in the last 250 years.</text:p>
      <text:p text:style-name="P1"/>
      <text:p text:style-name="P1">War is genocide and the Unites States Government is at least partially culpable for all of the genocide in the last 250 years.</text:p>
      <text:p text:style-name="P1"/>
      <text:p text:style-name="P1">The US Military is the largest human trafficking organization in the world by all measurable metrics.</text:p>
      <text:p text:style-name="P1"/>
      <text:p text:style-name="P1">War is chess and you're being played. Even working-class taxes go to funding a giant human blender.</text:p>
      <text:p text:style-name="P1"/>
      <text:p text:style-name="P1">“There is no war in Ba Sing Se.”</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everybody else.</text:p>
      <text:p text:style-name="P1"/>
      <text:p text:style-name="P1">Slave trades happen all the time. 3,000 ICE abductees are unaccounted for because they're being sent somewhere else to work in fields. Families are being ripped apart because somebody wants to make money off of a slave trade. That's how Argentina got a $40-billion bailout in late 2025.</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text:soft-page-break/></text:p>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Are anarchy, autism, and atheism, just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My framework's optimal tax plan is to operate a sort of micro-capitalism that fundamentally doesn't <text:soft-page-break/>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Neither should Time or God.</text:p>
      <text:p text:style-name="P1"/>
      <text:p text:style-name="P1">On a similar note, this is also why I am a strong advocate for prison abolition, down to some contexts:</text:p>
      <text:p text:style-name="P1"/>
      <text:p text:style-name="P1">The penalty for first-offense rape is public death. This applies to all beings. It takes a village, so the responsibility of monitoring individuals and groups is left up to the individuals operating such groups.</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text:p>
      <text:p text:style-name="P1"/>
      <text:p text:style-name="P1">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 including caffeine and nicotine. The proper combination of Caffeine and THC can make someone do whatever you want.</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
      <text:p text:style-name="P1">Financial grift is conveniently non-existent as capitalism falls to Planetarian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
      <text:p text:style-name="P1">“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which is how they are weaponized for their government. “Classify yourselves into two groups: those who want this rule set and those who don't.” Then they attempt to cauterize the opportunity by silencing the voices of the true great engineers and minds of the 21<text:span text:style-name="T1">st</text:span> century: The Working Class. The engineers of society. The ones who will write the Neo Magna Carta. The Originals within cluster B.</text:p>
      <text:p text:style-name="P1"><text:soft-page-break/></text:p>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harn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 In fact, Boycott the USA. Drain our swamp.</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 The people who get the world are the artists, the dreamers, the believers... and the people who don't get the world are the ones who do.</text:p>
      <text:p text:style-name="P1"/>
      <text:p text:style-name="P1">The more you do, the less you enjoy. I'd rather enjoy, than do. I have consolidated my beliefs into a Planetarian perspective. I have faith that even if humans accelerate Planet Earth beyond the point of no return, She will wash Herself clean. My belief in such a concept relies on historical evidence, not blind faith.</text:p>
      <text:p text:style-name="P1"/>
      <text:p text:style-name="P1">Those who get the world have to engineer themselves not to always be the good guy, but to never look like the bad guy, because that's how they get people to keep believing in them, right? I shall not want.</text:p>
      <text:p text:style-name="P1"/>
      <text:p text:style-name="P1">Yes I'm a compulsive liar, but I care for your well-being, so I'd prefer to remain functionally diasocial and operate as a blackhat. But it's better that you know.</text:p>
      <text:p text:style-name="P1"/>
      <text:p text:style-name="P1">Liars breed liars, rapists breed rapists, abusers breed abusers.</text:p>
      <text:p text:style-name="P1"/>
      <text:p text:style-name="P1">Conservative American Politics with ITALian fascISM = CAPITALISM.</text:p>
      <text:p text:style-name="P1"/>
      <text:p text:style-name="P1">I am not suicidal. I was once, but that was when I was taking prozac and smoking weed at the same time. That's called serotonin syndro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20T11:08:57.90</dc:date>
    <meta:editing-duration>PT5H56M21S</meta:editing-duration>
    <meta:editing-cycles>42</meta:editing-cycles>
    <meta:generator>OpenOffice/4.1.15$Win32 OpenOffice.org_project/4115m2$Build-9813</meta:generator>
    <meta:document-statistic meta:table-count="0" meta:image-count="0" meta:object-count="0" meta:page-count="6" meta:paragraph-count="61" meta:word-count="3668" meta:character-count="21629"/>
  </office:meta>
</office:document-meta>
</file>